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5600000300545DF83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727cm, 2.205cm, 3.974cm, 2.528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541cm" svg:height="7.619cm" svg:x="0cm" svg:y="0cm">
          <draw:image xlink:href="Pictures/100000010000055600000300545DF83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53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21:22:46.244381613</meta:creation-date>
    <dc:date>2024-02-14T21:33:36.673736967</dc:date>
    <meta:editing-duration>PT10M52S</meta:editing-duration>
    <meta:editing-cycles>2</meta:editing-cycles>
    <meta:generator>LibreOffice/7.6.4.1$Linux_X86_64 LibreOffice_project/60$Build-1</meta:generator>
    <meta:document-statistic meta:object-count="1"/>
  </office:meta>
</office:document-meta>
</file>